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officeooo:paragraph-rsid="001cd998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color="#000000" style:font-name="Ari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7874f" style:font-size-asian="12pt" style:font-weight-asian="bold" style:font-name-complex="Calibri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bold" officeooo:paragraph-rsid="001cd998" style:font-size-asian="12pt" style:font-weight-asian="bold" style:font-name-complex="Calibri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898f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998a2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bold" officeooo:paragraph-rsid="001998a2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7874f" style:font-size-asian="12pt" style:language-asian="fr" style:country-asian="FR" style:font-weight-asian="bold" style:font-name-complex="Calibri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898fd" style:font-size-asian="12pt" style:font-name-complex="Calibri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officeooo:paragraph-rsid="001cd998" style:font-size-asian="12pt" style:font-name-complex="Calibri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4b75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678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898fd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8d3bf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998a2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a9e9a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cd998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officeooo:paragraph-rsid="001998a2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officeooo:paragraph-rsid="001cd998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898fd" style:font-size-asian="12pt" style:language-asian="fr" style:country-asian="FR" style:font-name-complex="Calibri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8d3bf" style:font-size-asian="12pt" style:language-asian="fr" style:country-asian="FR" style:font-name-complex="Calibri" style:font-size-complex="12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officeooo:paragraph-rsid="001998a2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language="en" fo:country="US" officeooo:paragraph-rsid="001898fd" style:font-size-asian="12pt" style:font-name-complex="Calibri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language="en" fo:country="US" officeooo:paragraph-rsid="001898fd" style:font-size-asian="12pt" style:language-asian="fr" style:country-asian="FR" style:font-name-complex="Calibri" style:font-size-complex="12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language="fr" fo:country="FR" fo:font-weight="bold" officeooo:paragraph-rsid="001cd998" style:font-size-asian="12pt" style:language-asian="fr" style:country-asian="FR" style:font-weight-asian="bold" style:font-size-complex="12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language="fr" fo:country="FR" officeooo:paragraph-rsid="001cd998" style:font-size-asian="12pt" style:language-asian="fr" style:country-asian="FR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en" fo:country="US" officeooo:paragraph-rsid="001cd998" style:font-size-asian="10pt" style:font-name-complex="Arial1" style:font-size-complex="10pt"/>
    </style:style>
    <style:style style:name="P28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fo:color="#000000" style:font-name="Calibri" fo:font-size="10pt" fo:language="en" fo:country="US" officeooo:paragraph-rsid="001a9e9a" style:font-size-asian="10pt" style:font-name-complex="Arial1" style:font-size-complex="10.5pt"/>
    </style:style>
    <style:style style:name="P29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b6368" style:font-size-asian="12pt" style:font-name-complex="Arial1" style:font-size-complex="12pt"/>
    </style:style>
    <style:style style:name="P30" style:family="paragraph" style:parent-style-name="Texte_20_brut">
      <style:paragraph-properties fo:margin-top="0cm" fo:margin-bottom="0cm" loext:contextual-spacing="false" fo:line-height="100%" fo:text-align="start" style:justify-single-word="false"/>
      <style:text-properties style:font-name="Arial" fo:font-size="10pt" fo:language="en" fo:country="US" officeooo:paragraph-rsid="001a9e9a" style:font-size-asian="10pt" style:font-size-complex="12pt"/>
    </style:style>
    <style:style style:name="P31" style:family="paragraph" style:parent-style-name="Heading_20_1">
      <style:paragraph-properties fo:text-align="end" style:justify-single-word="false"/>
      <style:text-properties fo:font-variant="normal" fo:text-transform="none" fo:color="#000000" style:font-name="Arial" fo:font-size="27pt" fo:letter-spacing="normal" fo:font-style="normal" fo:font-weight="bold"/>
    </style:style>
    <style:style style:name="P32" style:family="paragraph" style:parent-style-name="Default">
      <style:paragraph-properties fo:text-align="start" style:justify-single-word="false"/>
      <style:text-properties style:font-name="Arial" fo:font-size="12pt" officeooo:paragraph-rsid="001998a2" style:font-size-asian="12pt" style:font-name-complex="Calibri" style:font-size-complex="12pt"/>
    </style:style>
    <style:style style:name="P33" style:family="paragraph" style:parent-style-name="Default">
      <style:paragraph-properties fo:text-align="start" style:justify-single-word="false"/>
      <style:text-properties style:font-name="Arial" fo:font-size="12pt" officeooo:paragraph-rsid="001cd998" style:font-size-asian="12pt" style:font-name-complex="Calibri" style:font-size-complex="12pt"/>
    </style:style>
    <style:style style:name="P34" style:family="paragraph" style:parent-style-name="Texte_20_brut">
      <style:paragraph-properties fo:text-align="start" style:justify-single-word="false"/>
      <style:text-properties style:font-name="Arial" fo:font-size="12pt" officeooo:paragraph-rsid="001998a2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4b759" style:font-size-asian="12pt" style:font-weight-asian="bold" style:font-name-complex="Calibri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898fd" style:font-size-asian="12pt" style:font-weight-asian="bold" style:font-name-complex="Calibri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998a2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cd998" style:font-size-asian="12pt" style:font-weight-asian="bold" style:font-size-complex="12pt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bold" officeooo:paragraph-rsid="001cd998" style:font-size-asian="12pt" style:font-weight-asian="bold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4b759" style:font-size-asian="12pt" style:font-name-complex="Calibri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7874f" style:font-size-asian="12pt" style:font-name-complex="Calibri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d76e9" style:font-size-asian="12pt" style:font-name-complex="Calibri" style:font-size-complex="12pt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officeooo:paragraph-rsid="001cd998" style:font-size-asian="12pt" style:font-name-complex="Calibri" style:font-size-complex="12pt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officeooo:paragraph-rsid="001998a2" style:font-size-asian="12pt" style:font-name-complex="Arial1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1678a2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officeooo:paragraph-rsid="001cd998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language="fr" fo:country="FR" officeooo:paragraph-rsid="001cd998" style:font-size-asian="12pt" style:language-asian="fr" style:country-asian="FR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4b759" style:font-size-asian="12pt" style:font-name-complex="Calibri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898fd" style:font-size-asian="12pt" style:font-name-complex="Calibri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7874f" style:font-size-asian="12pt" style:font-name-complex="Calibri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998a2" style:font-size-asian="12pt" style:font-name-complex="Calibri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a9e9a" style:font-size-asian="12pt" style:font-name-complex="Calibri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7874f" style:font-size-asian="12pt" style:language-asian="fr" style:country-asian="FR" style:font-name-complex="Calibri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898fd" style:font-size-asian="12pt" style:language-asian="fr" style:country-asian="FR" style:font-name-complex="Calibri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8d3bf" style:font-size-asian="12pt" style:language-asian="fr" style:country-asian="FR" style:font-name-complex="Calibri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998a2" style:font-size-asian="12pt" style:font-name-complex="Arial1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cd998" style:font-size-asian="12pt" style:font-name-complex="Arial1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d76e9" style:font-size-asian="12pt" style:font-name-complex="Arial1" style:font-size-complex="12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officeooo:paragraph-rsid="001cd998" style:font-size-asian="12pt" style:font-name-complex="Arial1" style:font-size-complex="12pt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d76e9" style:font-size-asian="12pt" style:font-name-complex="Arial1" style:font-size-complex="12pt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paragraph-rsid="001d76e9" style:font-size-asian="12pt" style:font-name-complex="Arial1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language="en" fo:country="US" officeooo:paragraph-rsid="001898fd" style:font-size-asian="12pt" style:font-name-complex="Calibri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language="en" fo:country="US" officeooo:paragraph-rsid="001898fd" style:font-size-asian="12pt" style:language-asian="fr" style:country-asian="FR" style:font-name-complex="Calibri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language="en" fo:country="US" officeooo:paragraph-rsid="001cd998" style:font-size-asian="12pt" style:font-name-complex="Arial1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officeooo:paragraph-rsid="0017874f" style:font-size-asian="10.5pt" style:font-name-complex="Calibri" style:font-size-complex="12pt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Arial" fo:font-size="12pt" fo:language="fr" fo:country="FR" fo:font-weight="bold" officeooo:paragraph-rsid="001cd998" style:font-size-asian="12pt" style:language-asian="fr" style:country-asian="FR" style:font-weight-asian="bold" style:font-name-complex="Calibri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language="fr" fo:country="FR" fo:font-weight="bold" officeooo:paragraph-rsid="001cd998" style:font-size-asian="12pt" style:language-asian="fr" style:country-asian="FR" style:font-weight-asian="bold" style:font-name-complex="Calibri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paragraph-rsid="0017874f" style:font-size-asian="10pt" style:font-name-complex="Calibri" style:font-size-complex="10pt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paragraph-rsid="001998a2" style:font-size-asian="10pt" style:font-name-complex="Arial1" style:font-size-complex="10.5pt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libri" fo:font-size="10pt" fo:language="en" fo:country="US" officeooo:rsid="001cd998" officeooo:paragraph-rsid="001d76e9" style:font-size-asian="10pt" style:font-name-complex="Calibri" style:font-size-complex="10pt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officeooo:paragraph-rsid="001cd998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officeooo:paragraph-rsid="001d76e9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officeooo:paragraph-rsid="001d76e9"/>
    </style:style>
    <style:style style:name="P74" style:family="paragraph" style:parent-style-name="Standard">
      <style:paragraph-properties fo:margin-top="0cm" fo:margin-bottom="0.021cm" loext:contextual-spacing="false" fo:line-height="100%" fo:text-align="start" style:justify-single-word="false"/>
      <style:text-properties fo:color="#000000" style:font-name="Arial" fo:font-size="12pt" officeooo:paragraph-rsid="001d76e9" style:font-size-asian="12pt" style:font-name-complex="Calibri" style:font-size-complex="12pt"/>
    </style:style>
    <style:style style:name="P75" style:family="paragraph" style:parent-style-name="Standard">
      <style:paragraph-properties fo:margin-top="0cm" fo:margin-bottom="0.021cm" loext:contextual-spacing="false" fo:line-height="100%" fo:text-align="start" style:justify-single-word="false"/>
      <style:text-properties fo:color="#000000" style:font-name="Arial" fo:font-size="12pt" fo:language="fr" fo:country="FR" officeooo:paragraph-rsid="001cd998" style:font-size-asian="12pt" style:language-asian="fr" style:country-asian="FR" style:font-name-complex="Calibri" style:font-size-complex="12pt"/>
    </style:style>
    <style:style style:name="P76" style:family="paragraph" style:parent-style-name="Sans_20_interligne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language="en" fo:country="US" officeooo:paragraph-rsid="001898fd" style:font-size-asian="12pt" style:font-name-complex="Calibri" style:font-size-complex="12pt"/>
    </style:style>
    <style:style style:name="P77" style:family="paragraph" style:parent-style-name="Texte_20_brut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language="en" fo:country="US" officeooo:paragraph-rsid="001a9e9a" style:font-size-asian="12pt" style:font-name-complex="Arial1" style:font-size-complex="12pt"/>
    </style:style>
    <style:style style:name="P78" style:family="paragraph" style:parent-style-name="Texte_20_brut">
      <style:paragraph-properties fo:margin-top="0cm" fo:margin-bottom="0.021cm" loext:contextual-spacing="false" fo:line-height="100%" fo:text-align="start" style:justify-single-word="false"/>
      <style:text-properties fo:color="#000000" style:font-name="Arial" fo:font-size="12pt" fo:language="en" fo:country="US" officeooo:paragraph-rsid="001d76e9" style:font-size-asian="12pt" style:language-asian="fr" style:country-asian="FR" style:font-name-complex="Calibri" style:font-size-complex="12pt"/>
    </style:style>
    <style:style style:name="P79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fo:color="#000000" style:font-name="Calibri" fo:font-size="12pt" fo:language="en" fo:country="US" officeooo:paragraph-rsid="001a9e9a" style:font-size-asian="12pt" style:font-name-complex="Calibri" style:font-size-complex="12pt"/>
    </style:style>
    <style:style style:name="P80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fo:color="#000000" style:font-name="Calibri" fo:font-size="12pt" fo:language="en" fo:country="US" officeooo:paragraph-rsid="001a9e9a" fo:background-color="#ffffff" style:font-size-asian="12pt" style:font-name-complex="Calibri" style:font-size-complex="12pt"/>
    </style:style>
    <style:style style:name="P81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fo:color="#000000" style:font-name="Calibri" fo:font-size="10pt" fo:language="en" fo:country="US" officeooo:paragraph-rsid="001a9e9a" style:font-size-asian="10pt" style:font-name-complex="Calibri" style:font-size-complex="10.5pt"/>
    </style:style>
    <style:style style:name="P82" style:family="paragraph" style:parent-style-name="Default">
      <style:paragraph-properties fo:text-align="start" style:justify-single-word="false"/>
      <style:text-properties style:font-name="Arial" fo:font-size="12pt" officeooo:rsid="001cd998" officeooo:paragraph-rsid="001d76e9" style:font-size-asian="12pt" style:font-name-complex="Calibri" style:font-size-complex="12pt"/>
    </style:style>
    <style:style style:name="P83" style:family="paragraph" style:parent-style-name="Default">
      <style:paragraph-properties fo:text-align="start" style:justify-single-word="false"/>
      <style:text-properties style:font-name="Arial" fo:font-size="12pt" officeooo:paragraph-rsid="001cd998" style:font-size-asian="12pt" style:font-name-complex="Calibri" style:font-size-complex="12pt"/>
    </style:style>
    <style:style style:name="P84" style:family="paragraph" style:parent-style-name="Default">
      <style:paragraph-properties fo:text-align="start" style:justify-single-word="false"/>
      <style:text-properties style:font-name="Arial" fo:font-size="12pt" officeooo:paragraph-rsid="001d76e9" style:font-size-asian="12pt" style:font-name-complex="Calibri" style:font-size-complex="12pt"/>
    </style:style>
    <style:style style:name="P85" style:family="paragraph" style:parent-style-name="Default">
      <style:paragraph-properties fo:text-align="start" style:justify-single-word="false"/>
      <style:text-properties style:font-name="Arial" fo:font-size="12pt" fo:language="en" fo:country="US" officeooo:rsid="001cd998" officeooo:paragraph-rsid="001d76e9" style:font-size-asian="12pt" style:font-name-complex="Calibri" style:font-size-complex="12pt"/>
    </style:style>
    <style:style style:name="P86" style:family="paragraph" style:parent-style-name="Default">
      <style:paragraph-properties fo:margin-top="0cm" fo:margin-bottom="0.423cm" loext:contextual-spacing="false" fo:line-height="100%" fo:text-align="start" style:justify-single-word="false"/>
      <style:text-properties fo:color="#000000" style:font-name="Arial" fo:font-size="10pt" fo:language="en" fo:country="US" officeooo:paragraph-rsid="001d76e9" style:font-size-asian="10pt" style:language-asian="fr" style:country-asian="FR" style:font-name-complex="Calibri" style:font-size-complex="10pt"/>
    </style:style>
    <style:style style:name="P87" style:family="paragraph" style:parent-style-name="Default">
      <style:paragraph-properties fo:margin-top="0cm" fo:margin-bottom="0.021cm" loext:contextual-spacing="false" fo:line-height="100%" fo:text-align="start" style:justify-single-word="false"/>
      <style:text-properties fo:color="#000000" style:font-name="Arial" fo:font-size="12pt" officeooo:paragraph-rsid="001d76e9" style:font-size-asian="12pt" style:font-name-complex="Calibri" style:font-size-complex="12pt"/>
    </style:style>
    <style:style style:name="P88" style:family="paragraph" style:parent-style-name="Default">
      <style:paragraph-properties fo:margin-top="0cm" fo:margin-bottom="0.021cm" loext:contextual-spacing="false" fo:line-height="115%" fo:text-align="start" style:justify-single-word="false"/>
      <style:text-properties fo:color="#000000" style:font-name="Arial" fo:font-size="12pt" officeooo:paragraph-rsid="001d76e9" style:font-size-asian="12pt" style:font-name-complex="Calibri" style:font-size-complex="12pt"/>
    </style:style>
    <style:style style:name="P89" style:family="paragraph" style:parent-style-name="Default">
      <style:paragraph-properties fo:margin-top="0cm" fo:margin-bottom="0.021cm" loext:contextual-spacing="false" fo:line-height="100%" fo:text-align="start" style:justify-single-word="false"/>
      <style:text-properties fo:color="#000000" style:font-name="Arial" fo:font-size="12pt" fo:language="en" fo:country="US" officeooo:paragraph-rsid="001d76e9" style:font-size-asian="12pt" style:font-name-complex="Calibri" style:font-size-complex="12pt"/>
    </style:style>
    <style:style style:name="P90" style:family="paragraph" style:parent-style-name="Default">
      <style:paragraph-properties fo:margin-top="0cm" fo:margin-bottom="0.021cm" loext:contextual-spacing="false" fo:line-height="100%" fo:text-align="start" style:justify-single-word="false"/>
      <style:text-properties fo:color="#000000" style:font-name="Calibri" fo:font-size="10pt" fo:language="en" fo:country="US" officeooo:paragraph-rsid="001d76e9" style:font-size-asian="10pt" style:font-name-complex="Calibri" style:font-size-complex="10pt"/>
    </style:style>
    <style:style style:name="T1" style:family="text">
      <style:text-properties officeooo:rsid="0014b75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name-complex="Calibri" style:font-size-complex="8.5pt"/>
    </style:style>
    <style:style style:name="T5" style:family="text">
      <style:text-properties fo:font-size="10pt" fo:language="en" fo:country="US" style:font-size-asian="10pt" style:font-name-complex="Calibri" style:font-size-complex="10pt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size="10pt" fo:language="en" fo:country="US" style:font-size-asian="10pt" style:font-size-complex="10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complex="Calibri"/>
    </style:style>
    <style:style style:name="T11" style:family="text">
      <style:text-properties fo:color="#000000"/>
    </style:style>
    <style:style style:name="T12" style:family="text">
      <style:text-properties fo:color="#000000" style:font-name-complex="Calibri"/>
    </style:style>
    <style:style style:name="T13" style:family="text">
      <style:text-properties fo:color="#000000" fo:font-size="12pt" style:font-size-asian="12pt" style:font-name-complex="Calibri" style:font-size-complex="12pt"/>
    </style:style>
    <style:style style:name="T14" style:family="text">
      <style:text-properties fo:color="#000000" style:font-name="Arial" style:font-name-complex="Calibri"/>
    </style:style>
    <style:style style:name="T15" style:family="text">
      <style:text-properties fo:color="#000000" style:font-name="Arial" fo:font-weight="bold" style:font-weight-asian="bold" style:font-name-complex="Calibri"/>
    </style:style>
    <style:style style:name="T16" style:family="text">
      <style:text-properties style:font-name="Arial1" style:font-name-complex="Arial1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font-size-asian="12pt" style:font-name-complex="Calibri" style:font-size-complex="12pt"/>
    </style:style>
    <style:style style:name="T19" style:family="text">
      <style:text-properties fo:font-size="12pt" style:font-size-asian="12pt" style:language-asian="fr" style:country-asian="FR" style:font-name-complex="Arial1"/>
    </style:style>
    <style:style style:name="T20" style:family="text">
      <style:text-properties fo:font-size="12pt" fo:language="en" fo:country="US" fo:font-weight="bold" style:font-size-asian="12pt" style:font-weight-asian="bold" style:font-name-complex="Arial1" style:font-size-complex="12pt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name-complex="Calibri"/>
    </style:style>
    <style:style style:name="T24" style:family="text">
      <style:text-properties style:font-name="Calibri" fo:language="en" fo:country="US" fo:background-color="#ffffff" loext:char-shading-value="0" style:font-name-complex="Calibri"/>
    </style:style>
    <style:style style:name="T25" style:family="text">
      <style:text-properties style:text-position="super 58%" fo:font-weight="bold" style:font-weight-asian="bold"/>
    </style:style>
    <style:style style:name="T26" style:family="text">
      <style:text-properties style:font-name="Calibri" fo:font-size="10pt" fo:language="en" fo:country="US" style:font-size-asian="10pt" style:font-name-complex="Calibri" style:font-size-complex="10pt"/>
    </style:style>
    <style:style style:name="T27" style:family="text">
      <style:text-properties style:font-name="Calibri" style:font-name-complex="Calibri"/>
    </style:style>
    <style:style style:name="T28" style:family="text">
      <style:text-properties style:font-name="Arial"/>
    </style:style>
    <style:style style:name="T29" style:family="text">
      <style:text-properties style:font-name="Arial" fo:font-size="12pt" style:font-size-asian="12pt" style:font-size-complex="12pt"/>
    </style:style>
    <style:style style:name="T30" style:family="text">
      <style:text-properties style:font-name="Arial" fo:font-size="12pt" style:font-size-asian="12pt" style:font-name-complex="Calibri" style:font-size-complex="12pt"/>
    </style:style>
    <style:style style:name="T31" style:family="text">
      <style:text-properties style:font-name="Arial" fo:font-size="12pt" officeooo:rsid="001cd998" style:font-size-asian="12pt" style:font-name-complex="Calibri" style:font-size-complex="12pt"/>
    </style:style>
    <style:style style:name="T32" style:family="text">
      <style:text-properties style:font-name="Arial" fo:font-size="12pt" fo:language="en" fo:country="US" style:font-size-asian="12pt" style:font-size-complex="12pt"/>
    </style:style>
    <style:style style:name="T33" style:family="text">
      <style:text-properties style:font-name="Arial" style:font-name-complex="Calibri"/>
    </style:style>
    <style:style style:name="T34" style:family="text">
      <style:text-properties style:font-name="Arial" style:font-name-complex="Calibri"/>
    </style:style>
    <style:style style:name="T35" style:family="text">
      <style:text-properties style:font-name="Arial" fo:font-size="10pt" fo:language="en" fo:country="US" style:font-size-asian="10pt" style:font-size-complex="10pt"/>
    </style:style>
    <style:style style:name="T36" style:family="text">
      <style:text-properties style:font-name="Arial" fo:language="en" fo:country="US"/>
    </style:style>
    <style:style style:name="T37" style:family="text">
      <style:text-properties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span text:style-name="T1">Liste</text:span> des permanences d’écrivains publics et d’aide dans les démarches administratives du 20ème arrondissement.</text:h>
      <text:p text:style-name="P2"/>
      <text:p text:style-name="P2"/>
      <text:p text:style-name="P35">Centre Social de la 20ème Chaise </text:p>
      <text:p text:style-name="P40">38 rue des Amandiers </text:p>
      <text:p text:style-name="P11"><text:span text:style-name="T10">75020 Paris</text:span><text:span text:style-name="T12"> </text:span></text:p>
      <text:p text:style-name="P48">Métro Père-Lachaise</text:p>
      <text:p text:style-name="P49">01 43 49 02 49</text:p>
      <text:p text:style-name="P12"><text:a xlink:type="simple" xlink:href="http://www.la20emechaise.org/" text:style-name="Internet_20_link" text:visited-style-name="Visited_20_Internet_20_Link"><text:span text:style-name="Internet_20_link"><text:span text:style-name="T16">http://www.la20emechaise.org/</text:span></text:span></text:a></text:p>
      <text:p text:style-name="P12"><text:span text:style-name="Internet_20_link"><text:span text:style-name="T16"/></text:span></text:p>
      <text:p text:style-name="P12"/>
      <text:p text:style-name="P3">Centre Social Archipélia</text:p>
      <text:p text:style-name="P9">17 rue des Envierges </text:p>
      <text:p text:style-name="P9">75020 Paris</text:p>
      <text:p text:style-name="P41">Métro Pyrénées/Jourdain</text:p>
      <text:p text:style-name="P23">01 47 97 02 96</text:p>
      <text:p text:style-name="P13"><text:a xlink:type="simple" xlink:href="https://www.archipelia.org/" text:style-name="Internet_20_link" text:visited-style-name="Visited_20_Internet_20_Link"><text:span text:style-name="Internet_20_link"><text:span text:style-name="T10">https://www.archipelia.org/</text:span></text:span></text:a></text:p>
      <text:p text:style-name="P41"/>
      <text:p text:style-name="P41"/>
      <text:p text:style-name="P3">Association Culture Berbère (ACB)</text:p>
      <text:p text:style-name="P9">37 bis rue des Maronites </text:p>
      <text:p text:style-name="P9">75020 Paris</text:p>
      <text:p text:style-name="P50">Métro Couronne/Ménilmontant </text:p>
      <text:p text:style-name="P62">01 43 58 23 25</text:p>
      <text:p text:style-name="P23"><text:a xlink:type="simple" xlink:href="https://www.acbparis.org/" text:style-name="Internet_20_link" text:visited-style-name="Visited_20_Internet_20_Link"><text:span text:style-name="Internet_20_link">https://www.acbparis.org/</text:span></text:a></text:p>
      <text:p text:style-name="P50"/>
      <text:p text:style-name="P50"/>
      <text:p text:style-name="P3">Chinois de France Français de Chine</text:p>
      <text:p text:style-name="P9">45, rue de Tourtille </text:p>
      <text:p text:style-name="P9">75020 Paris</text:p>
      <text:p text:style-name="P50">Métro Belleville </text:p>
      <text:p text:style-name="P76">01 83 91 86 31</text:p>
      <text:p text:style-name="P23"><text:a xlink:type="simple" xlink:href="http://www.cffc.fr/" text:style-name="Internet_20_link" text:visited-style-name="Visited_20_Internet_20_Link"><text:span text:style-name="Internet_20_link"><text:span text:style-name="T2">http://www.cffc.fr/</text:span></text:span></text:a></text:p>
      <text:p text:style-name="P50"/>
      <text:p text:style-name="P50"/>
      <text:p text:style-name="P8">UNRPA</text:p>
      <text:p text:style-name="P8">Ensemble &amp; Solidaires - UNRPA- Fédération de Paris</text:p>
      <text:p text:style-name="P20">14 rue Tlemcen </text:p>
      <text:p text:style-name="P20">75020 Paris</text:p>
      <text:p text:style-name="P53">Métro Père-Lachaise/ Ménilmontant </text:p>
      <text:p text:style-name="P63">01 42 23 43 95</text:p>
      <text:p text:style-name="P24"><text:a xlink:type="simple" xlink:href="http://www.unrpa.com/du-cote-des-federations-et-sections/cote-federations/116-paris-75-nouvelles-activites-de-la-federation.html" text:style-name="Internet_20_link" text:visited-style-name="Visited_20_Internet_20_Link"><text:span text:style-name="Internet_20_link">http://www.unrpa.com/du-cote-des-federations-et-sections/cote-federations/116-paris-75-nouvelles-activites-de-la-federation.html</text:span></text:a><text:span text:style-name="T11"> </text:span></text:p>
      <text:p text:style-name="P53"><text:soft-page-break/></text:p>
      <text:p text:style-name="P36">Maison du bas Belleville</text:p>
      <text:p text:style-name="P9">126 Boulevard de Belleville </text:p>
      <text:p text:style-name="P9">75020 Paris</text:p>
      <text:p text:style-name="P54">Métro <text:s/>Belleville </text:p>
      <text:p text:style-name="P54">01 43 66 64 56</text:p>
      <text:p text:style-name="P54"/>
      <text:p text:style-name="P54"/>
      <text:p text:style-name="P5">C.S Relais Ménilmontant</text:p>
      <text:p text:style-name="P13">85 bis rue Ménilmontant </text:p>
      <text:p text:style-name="P13">75020 Paris</text:p>
      <text:p text:style-name="P54">Métro Ménilmontant </text:p>
      <text:p text:style-name="P63">01 47 97 62 81</text:p>
      <text:p text:style-name="P20"><text:a xlink:type="simple" xlink:href="https://relaismenilmontant.jimdo.com/" text:style-name="Internet_20_link" text:visited-style-name="Visited_20_Internet_20_Link"><text:span text:style-name="Internet_20_link"><text:span text:style-name="T22">https://relaismenilmontant.jimdo.com/</text:span></text:span></text:a></text:p>
      <text:p text:style-name="P54"/>
      <text:p text:style-name="P54"/>
      <text:p text:style-name="P5">Centre social Caf Annam</text:p>
      <text:p text:style-name="P14">4 Rue d'Annam, </text:p>
      <text:p text:style-name="P14">75020 Paris</text:p>
      <text:p text:style-name="P54">Métro  Gambetta </text:p>
      <text:p text:style-name="P55">01 47 97 89 19</text:p>
      <text:p text:style-name="P21"><text:a xlink:type="simple" xlink:href="https://www.caf.fr/ma-caf/caf-de-paris/points-d-accueil/centre-social-d-annam" text:style-name="Internet_20_link" text:visited-style-name="Visited_20_Internet_20_Link"><text:span text:style-name="Internet_20_link">https://www.caf.fr/ma-caf/caf-de-paris/points-d-accueil/centre-social-d-annam</text:span></text:a><text:span text:style-name="T11"> </text:span></text:p>
      <text:p text:style-name="P68"/>
      <text:p text:style-name="P65"/>
      <text:p text:style-name="P6">APEIS</text:p>
      <text:p text:style-name="P6">Association Pour l’Emploi, l’Information et la Solidarité </text:p>
      <text:p text:style-name="P15">11 rue des Couronnes </text:p>
      <text:p text:style-name="P15">75020 Paris</text:p>
      <text:p text:style-name="P51">Métro Couronnes </text:p>
      <text:p text:style-name="P52">09 53 77 35 95</text:p>
      <text:p text:style-name="P51"/>
      <text:p text:style-name="P51"/>
      <text:p text:style-name="P6">Espace Jeunes Taos Amrouche</text:p>
      <text:p text:style-name="P15">50 rue des Rigoles</text:p>
      <text:p text:style-name="P15">75020 Paris</text:p>
      <text:p text:style-name="P51">Métro Jourdain</text:p>
      <text:p text:style-name="P52">01 42 23 09 10</text:p>
      <text:p text:style-name="P16"><text:a xlink:type="simple" xlink:href="http://www.ifac.asso.fr/Espace-Paris-Jeunes-Taos-Amrouche" text:style-name="Internet_20_link" text:visited-style-name="Visited_20_Internet_20_Link"><text:span text:style-name="Internet_20_link"><text:span text:style-name="T10">http://www.ifac.asso.fr/Espace-Paris-Jeunes-Taos-Amrouche</text:span></text:span></text:a><text:span text:style-name="T12"> </text:span></text:p>
      <text:p text:style-name="P15"/>
      <text:p text:style-name="P51"/>
      <text:p text:style-name="P7">Davout relais</text:p>
      <text:p text:style-name="P18">30 boulevard Davout, </text:p>
      <text:p text:style-name="P18">75020 Paris </text:p>
      <text:p text:style-name="P51">Métro Maraîchers/ Porte de Vincennes </text:p>
      <text:p text:style-name="P79">01 70 69 42 56</text:p>
      <text:p text:style-name="P28"><text:a xlink:type="simple" xlink:href="http://davout-relais.org/" text:style-name="Internet_20_link" text:visited-style-name="Visited_20_Internet_20_Link"><text:span text:style-name="Internet_20_link"><text:span text:style-name="T18">http://davout-relais.org/</text:span></text:span></text:a><text:span text:style-name="T13"> </text:span></text:p>
      <text:p text:style-name="P81"/>
      <text:p text:style-name="P51"/>
      <text:p text:style-name="P6">Centre Social </text:p>
      <text:p text:style-name="P6">SOLEIL BLAISE</text:p>
      <text:p text:style-name="P34">7 Square Vitruve</text:p>
      <text:p text:style-name="P34">75020 Paris</text:p>
      <text:p text:style-name="P22">Métro Porte de Montreuil ou Porte de Bagnolet </text:p>
      <text:p text:style-name="P22"><text:soft-page-break/>Tram T3b Marie de Miribel</text:p>
      <text:p text:style-name="P56">Bus 57 arrêt Dejérine</text:p>
      <text:p text:style-name="P77">01 44 93 00 72</text:p>
      <text:p text:style-name="P30"><text:a xlink:type="simple" xlink:href="http://soleilblaise.free.fr/" text:style-name="Internet_20_link" text:visited-style-name="Visited_20_Internet_20_Link"><text:span text:style-name="Internet_20_link"><text:span text:style-name="T19">http://soleilblaise.free.fr</text:span></text:span></text:a></text:p>
      <text:p text:style-name="P56"/>
      <text:p text:style-name="P56"/>
      <text:p text:style-name="P6">LES MÉDIATEURS ET LES MÉDIATRICES DU 20EME</text:p>
      <text:p text:style-name="P22">157 boulevard Davout </text:p>
      <text:p text:style-name="P22">75020 Paris</text:p>
      <text:p text:style-name="P56">Tram T3b Marie de Miribel</text:p>
      <text:p text:style-name="P80">06 41 59 49 08</text:p>
      <text:p text:style-name="P29"><text:a xlink:type="simple" xlink:href="http://www.les2mdu20eme.org/" text:style-name="Internet_20_link" text:visited-style-name="Visited_20_Internet_20_Link"><text:span text:style-name="Internet_20_link"><text:span text:style-name="T24">www.les2mdu20eme.org</text:span></text:span></text:a></text:p>
      <text:p text:style-name="P56"/>
      <text:p text:style-name="P56"/>
      <text:p text:style-name="P6">Secours populaire Antenne Fougères</text:p>
      <text:p text:style-name="P32">3, rue de Noisy-le-Sec, </text:p>
      <text:p text:style-name="P32">75020 Paris</text:p>
      <text:p text:style-name="P56">Tram T3b Adrienne Bolland</text:p>
      <text:p text:style-name="P64">01 53 41 39 39</text:p>
      <text:p text:style-name="P27"><text:a xlink:type="simple" xlink:href="http://www.spf75.org/mots-clefs/accueil" text:style-name="Internet_20_link" text:visited-style-name="Visited_20_Internet_20_Link"><text:span text:style-name="Internet_20_link"><text:span text:style-name="T17">http://www.spf75.org/mots-clefs/accueil</text:span></text:span></text:a></text:p>
      <text:p text:style-name="P27"><text:span text:style-name="Internet_20_link"><text:span text:style-name="T17"/></text:span></text:p>
      <text:p text:style-name="P42"><text:span text:style-name="Internet_20_link"><text:span text:style-name="T20"/></text:span></text:p>
      <text:p text:style-name="P42"><text:span text:style-name="T8">Centre socioculturel étincelles</text:span></text:p>
      <text:p text:style-name="P84">65, rue des Haies </text:p>
      <text:p text:style-name="P84">75020 Paris</text:p>
      <text:p text:style-name="P82">Métro Buzenval/Avron</text:p>
      <text:p text:style-name="P85">01.43.71.05.45</text:p>
      <text:p text:style-name="P70"><text:a xlink:type="simple" xlink:href="http://www.etincelles20eme.org/" text:style-name="Internet_20_link" text:visited-style-name="Visited_20_Internet_20_Link"><text:span text:style-name="Internet_20_link"><text:span text:style-name="T21">www.etincelles20eme.org</text:span></text:span></text:a></text:p>
      <text:p text:style-name="P70"><text:span text:style-name="Internet_20_link"><text:span text:style-name="T31"/></text:span></text:p>
      <text:p text:style-name="P27"><text:span text:style-name="Internet_20_link"><text:span text:style-name="T21"/></text:span></text:p>
      <text:p text:style-name="P4">Espace Paris Jeunes Davout</text:p>
      <text:p text:style-name="P33">94 boulevard Davout, </text:p>
      <text:p text:style-name="P33">75020 Paris</text:p>
      <text:p text:style-name="P87">Métro Mairie de Montreuil</text:p>
      <text:p text:style-name="P87"><text:span text:style-name="T33">01 40 33 01 84</text:span></text:p>
      <text:p text:style-name="P88"><text:a xlink:type="simple" xlink:href="http://www.ifac.asso.fr/Espace-Paris-Jeunes-Davout" text:style-name="Internet_20_link" text:visited-style-name="Visited_20_Internet_20_Link"><text:span text:style-name="Internet_20_link">http://www.ifac.asso.fr/Espace-Paris-Jeunes-Davout</text:span></text:a> </text:p>
      <text:p text:style-name="P10"><text:span text:style-name="T15"/></text:p>
      <text:p text:style-name="P10"><text:span text:style-name="T8">Bibliothèque Louise Michel</text:span></text:p>
      <text:p text:style-name="P10">29-35 rue des Haies </text:p>
      <text:p text:style-name="P10">75020 Paris</text:p>
      <text:p text:style-name="P74">Métro Buzenval </text:p>
      <text:p text:style-name="P89">01 58 39 32 10</text:p>
      <text:p text:style-name="P90"><text:a xlink:type="simple" xlink:href="https://biblouisemichel.wordpress.com/" text:style-name="Internet_20_link" text:visited-style-name="Visited_20_Internet_20_Link"><text:span text:style-name="Internet_20_link"><text:span text:style-name="T21">https://biblouisemichel.wordpress.com/</text:span></text:span></text:a><text:span text:style-name="T21"> </text:span></text:p>
      <text:p text:style-name="P25"/>
      <text:p text:style-name="P25">La Maison des Fougères</text:p>
      <text:p text:style-name="P26">10 rue des fougères, </text:p>
      <text:p text:style-name="P26">75020 Paris</text:p>
      <text:p text:style-name="P26">Métro Porte des Lilas ou St Fargeau <text:s/></text:p>
      <text:p text:style-name="P75">Tram T3 Adrienne Bolland</text:p>
      <text:p text:style-name="P78">09 84 41 17 05</text:p>
      <text:p text:style-name="P86"><text:a xlink:type="simple" xlink:href="http://lamaisondesfougeres.blogspot.fr/" text:style-name="Internet_20_link" text:visited-style-name="Visited_20_Internet_20_Link"><text:span text:style-name="Internet_20_link"><text:span text:style-name="T30">http://lamaisondesfougeres.blogspot.fr/</text:span></text:span></text:a><text:span text:style-name="T30"> </text:span></text:p>
      <text:p text:style-name="P66"><text:soft-page-break/></text:p>
      <text:p text:style-name="P39">PIMMS Points Information Médiation Multiservices</text:p>
      <text:p text:style-name="P19">15 Cité Champagne </text:p>
      <text:p text:style-name="P19">75020 Paris</text:p>
      <text:p text:style-name="P19">Métro Maraîchers </text:p>
      <text:p text:style-name="P1">Bus n°26 et 64</text:p>
      <text:p text:style-name="P73"><text:a xlink:type="simple" xlink:href="https://www.maisondeservicesaupublic.fr/content/pimms-paris-est" text:style-name="Internet_20_link" text:visited-style-name="Visited_20_Internet_20_Link"><text:span text:style-name="Internet_20_link"><text:span text:style-name="T32">https://www.maisondeservicesaupublic.fr/content/pimms-paris-est</text:span></text:span></text:a><text:span text:style-name="T32"> </text:span></text:p>
      <text:p text:style-name="P72"><text:a xlink:type="simple" xlink:href="http://www.pimmsdeparis.org/43+le-pimms-paris-est.html" text:style-name="Internet_20_link" text:visited-style-name="Visited_20_Internet_20_Link"><text:span text:style-name="Internet_20_link"><text:span text:style-name="T36">http://www.pimmsdeparis.org/43+le-pimms-paris-est.html</text:span></text:span></text:a><text:span text:style-name="T36"> </text:span></text:p>
      <text:p text:style-name="P1"/>
      <text:p text:style-name="P67"/>
      <text:p text:style-name="P38">Point d’Accès au Droit</text:p>
      <text:p text:style-name="P17">15 Cité Champagne </text:p>
      <text:p text:style-name="P17">75020 Paris</text:p>
      <text:p text:style-name="P17">Métro Maraîcher </text:p>
      <text:p text:style-name="P57">Bus n°26/ 64</text:p>
      <text:p text:style-name="P58"><text:span text:style-name="T10">01 53 27 37 40</text:span></text:p>
      <text:p text:style-name="P57"/>
      <text:p text:style-name="P57"/>
      <text:p text:style-name="P19"><text:span text:style-name="T8">Mairie du 20</text:span><text:span text:style-name="T25">e</text:span></text:p>
      <text:p text:style-name="P19">6 place Gambetta </text:p>
      <text:p text:style-name="P19">75020 Paris</text:p>
      <text:p text:style-name="P19">Métro Gambetta </text:p>
      <text:p text:style-name="P57">Bus : lignes 26, 60, 61, 64 et 6</text:p>
      <text:p text:style-name="P58">Standard : 01.43.15.20.20 ou 39.75 </text:p>
      <text:p text:style-name="P57"/>
      <text:p text:style-name="P59"/>
      <text:p text:style-name="P19"><text:span text:style-name="T9">Mairie Mobile de Paris</text:span></text:p>
      <text:p text:style-name="P19">Place de la Porte de Montreuil devant la Recyclerie Emmaüs </text:p>
      <text:p text:style-name="P19">Métro Porte de Montreuil </text:p>
      <text:p text:style-name="P57">Ligne de bus PC2</text:p>
      <text:p text:style-name="P58"><text:a xlink:type="simple" xlink:href="http://www.paris.fr/mairiemobile" text:style-name="Internet_20_link" text:visited-style-name="Visited_20_Internet_20_Link"><text:span text:style-name="Internet_20_link">http://www.paris.fr/mairiemobile</text:span></text:a> 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-complex="Calibri" style:font-family-complex="Calibri" style:font-family-generic-complex="swiss" style:font-pitch-complex="variable"/>
    </style:style>
    <style:style style:name="Default" style:family="paragraph">
      <style:paragraph-properties fo:orphans="2" fo:widows="2" style:text-autospace="none"/>
      <style:text-properties fo:color="#000000" style:font-name="Trebuchet MS" fo:font-family="'Trebuchet MS'" style:font-family-generic="swiss" style:font-pitch="variable" fo:font-size="12pt" fo:language="fr" fo:country="FR" style:font-name-asian="Calibri" style:font-family-asian="Calibri" style:font-family-generic-asian="swiss" style:font-pitch-asian="variable" style:font-size-asian="12pt" style:font-name-complex="Trebuchet MS" style:font-family-complex="'Trebuchet MS'" style:font-family-generic-complex="swiss" style:font-pitch-complex="variable" style:font-size-complex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2:18:40.479736022</meta:creation-date>
    <meta:generator>LibreOffice/5.1.6.2$Linux_X86_64 LibreOffice_project/10m0$Build-2</meta:generator>
    <meta:editing-duration>PT11M1S</meta:editing-duration>
    <meta:editing-cycles>3</meta:editing-cycles>
    <dc:date>2017-04-05T12:30:03.829496984</dc:date>
    <meta:document-statistic meta:table-count="0" meta:image-count="0" meta:object-count="0" meta:page-count="4" meta:paragraph-count="137" meta:word-count="456" meta:character-count="3264" meta:non-whitespace-character-count="2891"/>
  </office:meta>
</office:document-meta>
</file>